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Support.assertMessageBody( MessageList messageList , int index , String expected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Support.assertSendAndReceiveMessages( QNam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Support.sendServiceWithFileRequest( QName serviceName , String fileOn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Support.createMessageXmlTex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upport.requestServiceWithFileRequest( QName serviceName , String fileOnClass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Support.assertMessagesReceived( String receiverName , int messag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Support.sendMessages( QName service , int messageCount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uppor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Support.sendMessages( QName service , int messag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upport.assertMessageXPath( MessageList messageList , int index , String xpath , String expected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Support.sendMessages( QName service , int messageCount , boolean sync , String ms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TestSupport.assertMessagesRecei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upport.assertMessagesReceived( int messag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Support.assertMessageHeader( MessageList messageList , int index , String propertyName , Object expect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